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3bdf" officeooo:paragraph-rsid="001a3bdf"/>
    </style:style>
    <style:style style:name="P2" style:family="paragraph" style:parent-style-name="Standard">
      <style:text-properties officeooo:rsid="00228c7a" officeooo:paragraph-rsid="00228c7a"/>
    </style:style>
    <style:style style:name="P3" style:family="paragraph" style:parent-style-name="Standard">
      <style:text-properties officeooo:rsid="00243006" officeooo:paragraph-rsid="00243006"/>
    </style:style>
    <style:style style:name="P4" style:family="paragraph" style:parent-style-name="Standard">
      <style:text-properties officeooo:rsid="002507d2" officeooo:paragraph-rsid="002507d2"/>
    </style:style>
    <style:style style:name="P5" style:family="paragraph" style:parent-style-name="Standard">
      <style:text-properties officeooo:rsid="001a3bdf" officeooo:paragraph-rsid="001a3bdf"/>
    </style:style>
    <style:style style:name="P6" style:family="paragraph" style:parent-style-name="Standard">
      <style:text-properties officeooo:rsid="00289065" officeooo:paragraph-rsid="00289065"/>
    </style:style>
    <style:style style:name="T1" style:family="text">
      <style:text-properties officeooo:rsid="001d5093"/>
    </style:style>
    <style:style style:name="T2" style:family="text">
      <style:text-properties officeooo:rsid="001e4558"/>
    </style:style>
    <style:style style:name="T3" style:family="text">
      <style:text-properties officeooo:rsid="002020e8"/>
    </style:style>
    <style:style style:name="T4" style:family="text">
      <style:text-properties officeooo:rsid="00216f4f"/>
    </style:style>
    <style:style style:name="T5" style:family="text">
      <style:text-properties officeooo:rsid="00228c7a"/>
    </style:style>
    <style:style style:name="T6" style:family="text">
      <style:text-properties officeooo:rsid="00243006"/>
    </style:style>
    <style:style style:name="T7" style:family="text">
      <style:text-properties officeooo:rsid="002507d2"/>
    </style:style>
    <style:style style:name="T8" style:family="text">
      <style:text-properties officeooo:rsid="00289065"/>
    </style:style>
    <style:style style:name="T9" style:family="text">
      <style:text-properties officeooo:rsid="0028ac5e"/>
    </style:style>
    <style:style style:name="T10" style:family="text">
      <style:text-properties officeooo:rsid="002915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-I</text:p>
      <text:p text:style-name="P1"/>
      <text:p text:style-name="P1">1. User at station.</text:p>
      <text:p text:style-name="P1">2. LCD displays 'Welcome <text:span text:style-name="T6">to Cykul Station</text:span>'.</text:p>
      <text:p text:style-name="P1">3. <text:span text:style-name="T4">And displays to </text:span>Scan <text:span text:style-name="T4">'</text:span>Smart Card<text:span text:style-name="T4">'</text:span>.</text:p>
      <text:p text:style-name="P6">4. The user will scan card.</text:p>
      <text:p text:style-name="P1"><text:span text:style-name="T8">5</text:span>. If <text:span text:style-name="T8">the smart card is approved</text:span>, cycle gets unlocked, LCD displays <text:span text:style-name="T8">approved</text:span>, Red LED will be ON and Green LED will go OFF, Buzzer will beep once.</text:p>
      <text:p text:style-name="P1"><text:span text:style-name="T8">6</text:span>. If the <text:span text:style-name="T8">smart card is not approved,</text:span> <text:span text:style-name="T8">the</text:span> procedure follows fro<text:span text:style-name="T8">m</text:span> step <text:span text:style-name="T8">2 to 5</text:span>.</text:p>
      <text:p text:style-name="P1"/>
      <text:p text:style-name="P1"/>
      <text:p text:style-name="P1">Use Case-II</text:p>
      <text:p text:style-name="P1"/>
      <text:p text:style-name="P1">1. User at station.</text:p>
      <text:p text:style-name="P1">2. LCD displays 'Welcome to CYKUL Station' for 5 sec then it will display to scan 'Smart Card'.</text:p>
      <text:p text:style-name="P4">3. The user will scan his/her Smart Card.</text:p>
      <text:p text:style-name="P1"><text:span text:style-name="T7">4</text:span>. If the Smart Card is a<text:span text:style-name="T9">pproved</text:span> then the LCD <text:span text:style-name="T5">display</text:span>s <text:span text:style-name="T9">'OTP</text:span>'.</text:p>
      <text:p text:style-name="P2"><text:span text:style-name="T9">5</text:span>. The user will enter the <text:span text:style-name="T6">PIN</text:span> through keypad.</text:p>
      <text:p text:style-name="P1"><text:span text:style-name="T9">6</text:span>. If <text:span text:style-name="T9">the OTP typed by the user is </text:span>matched, cycle gets unlocked, LCD displays unlocked, Red LED will be ON and Green LED will go OFF, Buzzer will beep once.</text:p>
      <text:p text:style-name="P1"><text:span text:style-name="T9">7</text:span>. If the <text:span text:style-name="T9">OTP</text:span> <text:span text:style-name="T6">which the user entered is wrong then the</text:span> procedure <text:span text:style-name="T10">starts</text:span> fro<text:span text:style-name="T3">m</text:span> step <text:span text:style-name="T9">2</text:span> to <text:span text:style-name="T9">6</text:span>.</text:p>
      <text:p text:style-name="P1"/>
      <text:p text:style-name="P1"/>
      <text:p text:style-name="P1">Use Case-III</text:p>
      <text:p text:style-name="P1"/>
      <text:p text:style-name="P1">1. User at station.</text:p>
      <text:p text:style-name="P1">2. LCD displays 'Welcome to CYKUL Station'.</text:p>
      <text:p text:style-name="P3">3. The user will have the downloaded Cykul station app in his/her mobile.</text:p>
      <text:p text:style-name="P3">4. The user should Login into the app and give the dock number in mobile.</text:p>
      <text:p text:style-name="P3">5. LCD displays to Enter PIN.</text:p>
      <text:p text:style-name="P3">6. <text:span text:style-name="T5">The registered user will be provided with a PIN at the time of registration.</text:span></text:p>
      <text:p text:style-name="P3">7. <text:span text:style-name="T5">The user will enter the </text:span>PIN<text:span text:style-name="T5"> through keypad.</text:span></text:p>
      <text:p text:style-name="P1"><text:span text:style-name="T6">8</text:span>. If matched, cycle gets unlocked, LCD displays <text:span text:style-name="T1">'U</text:span>nlocked<text:span text:style-name="T1">'</text:span>, Red LED will be ON and Green LED will go OFF <text:span text:style-name="T2">and both lights go off to sleepmode </text:span>, Buzzer will beep once.</text:p>
      <text:p text:style-name="P1"><text:span text:style-name="T6">9</text:span>. If the P<text:span text:style-name="T6">IN</text:span> <text:span text:style-name="T6">which user entered is wrong</text:span> then LCD will <text:span text:style-name="T6">display Wrong PIN and the</text:span> procedure <text:span text:style-name="T10">starts</text:span> fro<text:span text:style-name="T2">m</text:span> step <text:span text:style-name="T6">7</text:span> to <text:span text:style-name="T10">8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1:05:00.016418903</meta:creation-date>
    <dc:date>2016-10-22T05:29:06.983506121</dc:date>
    <meta:editing-duration>PT50M54S</meta:editing-duration>
    <meta:editing-cycles>10</meta:editing-cycles>
    <meta:generator>LibreOffice/4.3.3.2$Linux_ARM_EABI LibreOffice_project/430m0$Build-2</meta:generator>
    <meta:document-statistic meta:table-count="0" meta:image-count="0" meta:object-count="0" meta:page-count="1" meta:paragraph-count="25" meta:word-count="300" meta:character-count="1533" meta:non-whitespace-character-count="1258"/>
  </office:meta>
</office:document-meta>
</file>